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929in"/>
    </style:style>
    <style:style style:name="co2" style:family="table-column">
      <style:table-column-properties fo:break-before="auto" style:column-width="1.7043in"/>
    </style:style>
    <style:style style:name="co3" style:family="table-column">
      <style:table-column-properties fo:break-before="auto" style:column-width="2.6in"/>
    </style:style>
    <style:style style:name="co4" style:family="table-column">
      <style:table-column-properties fo:break-before="auto" style:column-width="1.802in"/>
    </style:style>
    <style:style style:name="co5" style:family="table-column">
      <style:table-column-properties fo:break-before="auto" style:column-width="0.8925in"/>
    </style:style>
    <style:style style:name="co6" style:family="table-column">
      <style:table-column-properties fo:break-before="auto" style:column-width="1.6717in"/>
    </style:style>
    <style:style style:name="co7" style:family="table-column">
      <style:table-column-properties fo:break-before="auto" style:column-width="1.2126in"/>
    </style:style>
    <style:style style:name="co8" style:family="table-column">
      <style:table-column-properties fo:break-before="auto" style:column-width="1.3217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2.7154in"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style:text-align-source="fix" style:repeat-content="false"/>
      <style:paragraph-properties fo:text-align="justify" fo:margin-left="0in"/>
    </style:style>
    <style:style style:name="ce2" style:family="table-cell" style:parent-style-name="Default" style:data-style-name="N60"/>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table:table-cell office:value-type="string">
            <text:p>Field 1</text:p>
          </table:table-cell>
          <table:table-cell office:value-type="string">
            <text:p>Actual Square Dots A</text:p>
          </table:table-cell>
          <table:table-cell office:value-type="string">
            <text:p>Actual Square Dots B</text:p>
          </table:table-cell>
          <table:table-cell table:number-columns-repeated="4"/>
        </table:table-row>
        <table:table-row table:style-name="ro1" table:number-rows-repeated="2">
          <table:table-cell table:number-columns-repeated="8"/>
        </table:table-row>
        <table:table-row table:style-name="ro1">
          <table:table-cell office:value-type="string">
            <text:p>Screen Distance (m)</text:p>
          </table:table-cell>
          <table:table-cell office:value-type="float" office:value="1.125">
            <text:p>1.125</text:p>
          </table:table-cell>
          <table:table-cell table:formula="of:=[.B4]" office:value-type="float" office:value="1.125">
            <text:p>1.125</text:p>
          </table:table-cell>
          <table:table-cell table:formula="of:=[.C4]" office:value-type="float" office:value="1.125">
            <text:p>1.125</text:p>
          </table:table-cell>
          <table:table-cell table:number-columns-repeated="4"/>
        </table:table-row>
        <table:table-row table:style-name="ro2">
          <table:table-cell office:value-type="string">
            <text:p>Maxima Distance (m)</text:p>
          </table:table-cell>
          <table:table-cell office:value-type="float" office:value="0.02">
            <text:p>0.02</text:p>
          </table:table-cell>
          <table:table-cell office:value-type="float" office:value="0.0195">
            <text:p>0.0195</text:p>
          </table:table-cell>
          <table:table-cell office:value-type="float" office:value="0.0149">
            <text:p>0.0149</text:p>
          </table:table-cell>
          <table:table-cell table:number-columns-repeated="4"/>
        </table:table-row>
        <table:table-row table:style-name="ro1">
          <table:table-cell office:value-type="string">
            <text:p>Slit Distance (m)</text:p>
          </table:table-cell>
          <table:table-cell table:style-name="ce2" office:value-type="float" office:value="0.00004">
            <text:p>4.00E-005</text:p>
          </table:table-cell>
          <table:table-cell table:formula="of:= ([.C7] * [.C4])/[.C5]" office:value-type="float" office:value="0.000041025641025641">
            <text:p>4.1025641025641E-005</text:p>
          </table:table-cell>
          <table:table-cell table:formula="of:= ([.D7] * [.D4])/[.D5]" office:value-type="float" office:value="0.0000536912751677852">
            <text:p>5.36912751677852E-005</text:p>
          </table:table-cell>
          <table:table-cell table:number-columns-repeated="4"/>
        </table:table-row>
        <table:table-row table:style-name="ro1">
          <table:table-cell office:value-type="string">
            <text:p>Wavelength (m)</text:p>
          </table:table-cell>
          <table:table-cell table:formula="of:=[.B5] * [.B6] / [.B4]" office:value-type="float" office:value="0.000000711111111111111">
            <text:p>7.11111111111111E-007</text:p>
          </table:table-cell>
          <table:table-cell table:formula="of:=[.B7]" office:value-type="float" office:value="0.000000711111111111111">
            <text:p>7.11111111111111E-007</text:p>
          </table:table-cell>
          <table:table-cell table:formula="of:=[.C7]" office:value-type="float" office:value="0.000000711111111111111">
            <text:p>7.11111111111111E-007</text:p>
          </table:table-cell>
          <table:table-cell table:number-columns-repeated="4"/>
        </table:table-row>
        <table:table-row table:style-name="ro1" table:number-rows-repeated="4">
          <table:table-cell table:number-columns-repeated="8"/>
        </table:table-row>
        <table:table-row table:style-name="ro3">
          <table:table-cell office:value-type="string">
            <text:p>Field 5 </text:p>
          </table:table-cell>
          <table:table-cell office:value-type="string">
            <text:p>Field 2</text:p>
          </table:table-cell>
          <table:table-cell office:value-type="string">
            <text:p>Square Dots A/B</text:p>
          </table:table-cell>
          <table:table-cell office:value-type="string">
            <text:p>Rectdots</text:p>
          </table:table-cell>
          <table:table-cell office:value-type="string">
            <text:p>Barpairs</text:p>
          </table:table-cell>
          <table:table-cell office:value-type="string">
            <text:p>Decodots A/B</text:p>
          </table:table-cell>
          <table:table-cell office:value-type="string">
            <text:p>Decodots A-D</text:p>
          </table:table-cell>
          <table:table-cell office:value-type="string">
            <text:p>Mystery</text:p>
          </table:table-cell>
        </table:table-row>
        <table:table-row table:style-name="ro4">
          <table:table-cell table:style-name="ce1" office:value-type="string">
            <text:p>The wave is fades a lot more as the maxima move to the sides, due to only diffracting in two slits, rather than a large number of times. In addition, this also causes the maxima to be more diffuse, spread out due to the lower amount of maxima with the same amount of photons hitting.</text:p>
          </table:table-cell>
          <table:table-cell table:style-name="ce1" office:value-type="string">
            <text:p>This acts as if there are two waves moving through on both sides of the slit, such that they constructively interact near the center, with the central maxima acting vastly wider than with more slits, with far higher intensity in the center relative to the other maxima, such that the other maxima are virtually invisible.</text:p>
          </table:table-cell>
          <table:table-cell table:style-name="ce1" office:value-type="string">
            <text:p>It forms a square due to being a repeating pattern each a specific distance, acting as a series of slits in a two dimensional array of slits, forming the many slit pattern in a square form. As a result, the entire slit functions as the central slits of the diffraction, forming a grid in both directions. The slits form a wider, thin dot rather than an array like the grid, due to the uncertainty principle making the momentum of the photons along the x-axis far higher as the position is made definite, while in the grid, it is spread more evenly, due to the position determined in the x and y axes.</text:p>
          </table:table-cell>
          <table:table-cell table:style-name="ce1" office:value-type="string">
            <text:p>The spacing of the crystal lattice produces the spacing of the maxima in the pattern, such that rectangles act as more spaced slits in one direction, less spaced in the other direction.</text:p>
          </table:table-cell>
          <table:table-cell table:style-name="ce1" office:value-type="string">
            <text:p>The dots were in groups of three in a row, each separated by an amount of empty space between each group, separating the groups.</text:p>
          </table:table-cell>
          <table:table-cell table:style-name="ce1" office:value-type="string">
            <text:p>The decodots A have a diffraction pattern appearing as squares of 3x3 dots in repeating patterns with far lower intensity dots in between, while decodots B have a diffraction pattern of a square grid, similar to square dots, but with the intensities far greater in a large triangular shape, rather than when moving further from the center of the grid.</text:p>
          </table:table-cell>
          <table:table-cell table:style-name="ce1" office:value-type="string">
            <text:p>Since the crystal lattices themselves are not invariant under rotation or reflection for decodots b and c, their diffraction patterns also do not have pattern symmetry, rather also being rotated/reflected.</text:p>
          </table:table-cell>
          <table:table-cell table:style-name="ce1" office:value-type="string">
            <text:p>The pattern looks like a snowflake, spreading out from a center with radial symmetry, with radial maxima and minima spread out around the origin, implying the crystal itself has radial symmetry.</text:p>
          </table:table-cell>
        </table:table-row>
        <table:table-row table:style-name="ro1">
          <table:table-cell table:number-columns-repeated="8"/>
        </table:table-row>
        <table:table-row table:style-name="ro1">
          <table:table-cell office:value-type="string">
            <text:p>Lab #2</text:p>
          </table:table-cell>
          <table:table-cell table:number-columns-repeated="7"/>
        </table:table-row>
        <table:table-row table:style-name="ro1">
          <table:table-cell office:value-type="string">
            <text:p>Avery Karlin</text:p>
          </table:table-cell>
          <table:table-cell table:number-columns-repeated="7"/>
        </table:table-row>
        <table:table-row table:style-name="ro1">
          <table:table-cell office:value-type="string">
            <text:p>Colin Christie</text:p>
          </table:table-cell>
          <table:table-cell table:number-columns-repeated="7"/>
        </table:table-row>
        <table:table-row table:style-name="ro2">
          <table:table-cell office:value-type="string">
            <text:p>Ryan Greenberg</text:p>
          </table:table-cell>
          <table:table-cell table:number-columns-repeated="7"/>
        </table:table-row>
        <table:table-row table:style-name="ro1" table:number-rows-repeated="2">
          <table:table-cell table:number-columns-repeated="8"/>
        </table:table-row>
        <table:table-row table:style-name="ro1">
          <table:table-cell/>
          <table:table-cell office:value-type="string">
            <text:p>Printout Square Dots A</text:p>
          </table:table-cell>
          <table:table-cell office:value-type="string">
            <text:p>Printout Square Dots B</text:p>
          </table:table-cell>
          <table:table-cell table:number-columns-repeated="5"/>
        </table:table-row>
        <table:table-row table:style-name="ro1">
          <table:table-cell office:value-type="string">
            <text:p>Slit Distance (m)</text:p>
          </table:table-cell>
          <table:table-cell table:style-name="ce2" office:value-type="float" office:value="0.000044">
            <text:p>4.40E-005</text:p>
          </table:table-cell>
          <table:table-cell table:style-name="ce2" office:value-type="float" office:value="0.00006">
            <text:p>6.00E-005</text:p>
          </table:table-cell>
          <table:table-cell table:number-columns-repeated="5"/>
        </table:table-row>
        <table:table-row table:style-name="ro2">
          <table:table-cell office:value-type="string">
            <text:p>Photoreduction Factor</text:p>
          </table:table-cell>
          <table:table-cell table:formula="of:= [.C6]/[.B22]" office:value-type="float" office:value="0.932400932400932">
            <text:p>0.9324009324</text:p>
          </table:table-cell>
          <table:table-cell table:formula="of:= [.D6]/[.C22]" office:value-type="float" office:value="0.894854586129754">
            <text:p>0.8948545861</text:p>
          </table:table-cell>
          <table:table-cell table:number-columns-repeated="5"/>
        </table:table-row>
      </table:table>
      <table:table table:name="Sheet2" table:style-name="ta1" table:print="false">
        <table:table-column table:style-name="co5" table:default-cell-style-name="Default"/>
        <table:table-row table:style-name="ro1">
          <table:table-cell/>
        </table:table-row>
      </table:table>
      <table:table table:name="Sheet3" table:style-name="ta1" table:print="false">
        <table:table-column table:style-name="co5"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31">01/31/2017</text:date>, <text:time>16:32: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very Karlin</meta:initial-creator>
    <meta:creation-date>2017-01-31T14:59:29.11</meta:creation-date>
    <dc:date>2017-01-31T16:32:46.63</dc:date>
    <dc:creator>Avery Karlin</dc:creator>
    <meta:editing-duration>PT1H17M54S</meta:editing-duration>
    <meta:editing-cycles>6</meta:editing-cycles>
    <meta:generator>OpenOffice/4.1.3$Win32 OpenOffice.org_project/413m1$Build-9783</meta:generator>
    <meta:document-statistic meta:table-count="3" meta:cell-count="47" meta:object-count="0"/>
  </office:meta>
</office:document-meta>
</file>